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5" style:family="paragraph" style:parent-style-name="Footer">
      <style:paragraph-properties>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223cm"/>
        </style:tab-stops>
      </style:paragraph-properties>
    </style:style>
    <style:style style:name="P7"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8" style:family="paragraph" style:parent-style-name="List_20_Contents">
      <style:text-properties fo:color="#1a1a1a" style:font-name="Times New Roman" fo:font-size="12pt" style:font-name-asian="TimesNewRomanPSMT" style:font-size-asian="12pt" style:font-name-complex="TimesNewRomanPSMT" style:font-size-complex="12pt"/>
    </style:style>
    <style:style style:name="P9" style:family="paragraph" style:parent-style-name="List_20_Contents">
      <style:text-properties style:font-name="Times New Roman"/>
    </style:style>
    <style:style style:name="P10" style:family="paragraph" style:parent-style-name="List_20_Contents">
      <style:paragraph-properties fo:margin-top="0cm" fo:margin-bottom="0.499cm"/>
    </style:style>
    <style:style style:name="P11" style:family="paragraph" style:parent-style-name="List_20_Contents">
      <style:paragraph-properties fo:margin-top="0cm" fo:margin-bottom="0.499cm"/>
      <style:text-properties fo:language="en" fo:country="US" style:language-complex="ar" style:country-complex="SA"/>
    </style:style>
    <style:style style:name="P12" style:family="paragraph" style:parent-style-name="List_20_Contents">
      <style:paragraph-properties fo:margin-top="0cm" fo:margin-bottom="0.499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List_20_Contents">
      <style:paragraph-properties fo:margin-left="0cm" fo:margin-right="0cm" fo:text-indent="0cm" style:auto-text-indent="false"/>
    </style:style>
    <style:style style:name="P14"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5" style:family="paragraph" style:parent-style-name="List_20_Contents">
      <style:paragraph-properties fo:margin-left="0cm" fo:margin-right="0cm" fo:text-indent="0cm" style:auto-text-indent="false" fo:break-before="page"/>
    </style:style>
    <style:style style:name="P16"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Heading_20_1">
      <style:text-properties fo:language="en" fo:country="US" style:language-complex="ar" style:country-complex="SA"/>
    </style:style>
    <style:style style:name="P18" style:family="paragraph" style:parent-style-name="Heading_20_1" style:master-page-name="First_20_Page">
      <style:paragraph-properties style:page-number="auto"/>
    </style:style>
    <style:style style:name="P19"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20"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agraph-properties style:writing-mode="lr-tb"/>
    </style:style>
    <style:style style:name="P2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fo:font-size="12pt" style:font-name-asian="Helvetica1" style:font-size-asian="12pt" style:font-name-complex="Helvetica1" style:font-size-complex="12pt"/>
    </style:style>
    <style:style style:name="T5" style:family="text">
      <style:text-properties style:use-window-font-color="true" fo:font-size="12pt" fo:language="en" fo:country="US" style:font-name-asian="Helvetica1" style:font-size-asian="12pt" style:font-name-complex="Helvetica1" style:font-size-complex="12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style:font-name-asian="TimesNewRomanPSMT" style:font-size-asian="12pt" style:font-name-complex="TimesNewRomanPSMT" style:font-size-complex="12pt"/>
    </style:style>
    <style:style style:name="T8" style:family="text">
      <style:text-properties style:text-underline-style="solid" style:text-underline-width="auto" style:text-underline-color="font-color"/>
    </style:style>
    <style:style style:name="T9" style:family="text">
      <style:text-properties fo:font-size="16pt" style:font-size-asian="16pt" style:font-size-complex="16pt"/>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text:span text:style-name="T8">an overall state change</text:span>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It may take several messages to move a single datagram, or to start a stream, for example.</text:p>
      <text:p text:style-name="P13">Protocol</text:p>
      <text:p text:style-name="List_20_Contents">An OpenLCB protocol defines how messages are exchanged to do some particular thing. <text:s/>OpenLCB protocols are layered, with higher-level protocols being implemented with lower-level protocols. <text:s/>Low level protocols are used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
      <text:p text:style-name="List_20_Heading">Addressed</text:p>
      <text:p text:style-name="List_20_Contents">An “addressed” message is meant for only a single node. Contrast “global”.</text:p>
      <text:p text:style-name="List_20_Heading">Alias</text:p>
      <text:p text:style-name="List_20_Contents"><text:soft-page-break/>Short form of a Node ID (NID) number which can be mapped back and forth to the full number. Often used with a modifier, as "NID Alias", "DID Alias" or "SID Alias"", where DID and SID are specific types of Node ID (see below), and which are then written NIDa, DIDa and SIDa. Only used in certain forms of the OpenLCB protocols, e.g. on CAN links.</text:p>
      <text:p text:style-name="List_20_Heading">Automatically Routed Event</text:p>
      <text:p text:style-name="List_20_Contents">The Event transfer protocol defines a series of messages that determine where Event messages must be routed. Automatically Routed Events are events within a particular part of the EventID space that are routed to all nodes, without using those messages. <text:s/>See the Event transfer protocol documentation for more information.</text:p>
      <text:p text:style-name="List_20_Heading">Board</text:p>
      <text:p text:style-name="List_20_Contents">“Board” has no precise meaning in OpenLCB. <text:s/>It generally refers to a single piece of electronics. Sometimes used to refer to “the piece of electronics that implements a Node”. <text:s/>Note that a Board may may contain one or more Nodes. <text:s/></text:p>
      <text:p text:style-name="List_20_Heading">Bridge</text:p>
      <text:p text:style-name="P7">Usually a bridge works on the data link layer of the OSI model, and therefore has knowledge only about those messages transferred, but not about the meaning of the messages as they are defined in a higher layer of the OSI model, such as at the transport layer. Similarly to a repeater, a bridge may be used to allow the connection of more nodes than is possible on one segment due to physical limitations, but this is not its main purpose. <text:s/>Usually a bridge does not translate between different wire protocols, and for that a gateway is used. <text:s/>A bridge differs from a repeater in that a bridge can forward messages to different segments based on Node ID. <text:s/>To do this, the bridge listens to and interprets the messages transferred in order to learn which nodes are connected to which segment. For OpenLCB the bridge may also support different node aliases on the different segments to which it is connected. It this case, it would translate the node alias before forwarding that frame to another segment.</text:p>
      <text:p text:style-name="List_20_Heading">CDI</text:p>
      <text:p text:style-name="List_20_Contents">“Configuration Definition Information”, the information provided by a node so that other nodes can understand what the configuration information in the first node includes, and how it's organized. <text:s/></text:p>
      <text:p text:style-name="List_20_Heading">Datagram</text:p>
      <text:p text:style-name="List_20_Contents">The actual data content transported by the Datagram Protocol. <text:s/>This can be up to 72 bytes.</text:p>
      <text:p text:style-name="List_20_Heading">Datagram Protocol</text:p>
      <text:p text:style-name="List_20_Contents">The datagram protocol is a way for a OpenLCB node to efficiently send a short, definite-length message to another specific node. <text:s/>In that, it lies in between the event exchange protocol, which efficiently sends very short event IDs to all interested nodes, and the streaming protocol, which sends long messages between specific nodes, at some cost in efficiency. Sending a datagram can take multiple messages on limited transports, such as CAN.</text:p>
      <text:p text:style-name="P13">Datagram Protocol ID (DPID or DPI)</text:p>
      <text:p text:style-name="List_20_Contents">The first byte of data transferred by a datagram is used to indicate the protocol being transported.</text:p>
      <text:p text:style-name="List_20_Heading">Device</text:p>
      <text:p text:style-name="P8">"Device" has no precise meaning in OpenLCB. It generally refers to a single piece of equipment on a layout connected to a Node.</text:p>
      <text:p text:style-name="List_20_Heading">Destination Node ID (DID)</text:p>
      <text:p text:style-name="List_20_Contents"><text:s/>The Node ID of the node to which a specific message is addressed. </text:p>
      <text:p text:style-name="List_20_Heading">Event Exchange Protocol</text:p>
      <text:p text:style-name="P9"><text:soft-page-break/>This protocol uses PCER (Producer-Consumer Event Report) messages to propagate Event IDs<text:span text:style-name="T4"> from source nodes to multiple destination nodes. These messages are typically used to announce that something of interest has happened on the layouts, and consequencely a change in </text:span><text:span text:style-name="T5">the</text:span><text:span text:style-name="T4"> layout's state, so that controlled devices can respond. The protocol also includes inquiry and response messages for examining configuration and status. <text:s/></text:span></text:p>
      <text:p text:style-name="List_20_Heading">Event ID (EID)</text:p>
      <text:p text:style-name="P10">The number that identifies a specific event. OpenLCB event IDs must be globally unique. </text:p>
      <text:p text:style-name="List_20_Contents">NB: Events are <text:span text:style-name="T8">not</text:span> associated with any particular node. <text:s/>It may be convenient to use, for example, <text:s/>Node ID as a way of numbering them uniquely, but Node IDs and Event IDs are directly not related. </text:p>
      <text:p text:style-name="List_20_Heading">Gateway</text:p>
      <text:p text:style-name="List_20_Contents">A <text:span text:style-name="T7">Gateway translates between different wire protocols (e.g. CAN and ethernet), or even different network architectures (e.g. OpenLCB and Loconet). </text:span><text:span text:style-name="T7"><text:s/></text:span><text:span text:style-name="T7">They repackage and convert data going from one environment to another so that each environment can understand the other's data. </text:span><text:span text:style-name="T7"><text:s/></text:span><text:span text:style-name="T7">Since OpenLCB uses unique identifiers, and these are meant to be used unchanged on most wire protocols, this should reduce the necessity of Gateways. <text:s/></text:span></text:p>
      <text:p text:style-name="P13">Global</text:p>
      <text:p text:style-name="List_20_Contents">A “global” message is meant for all OpenLCB nodes that are interested in it. <text:s/>Contrast “Addressed”.</text:p>
      <text:p text:style-name="List_20_Heading">Installation</text:p>
      <text:p text:style-name="List_20_Contents">An OpenLCB installation is the complete set of OpenLCB hard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text:p>
      <text:p text:style-name="List_20_Heading">Node ID (NID)</text:p>
      <text:p text:style-name="List_20_Contents">Number identifying a specific node. OpenLCB node IDs must be globally unique, so they form a one-to-one mapping to the nodes themselves. </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set turnouts in multiple places, set an internal software flag, etc).</text:p>
      <text:p text:style-name="List_20_Heading">Producer-Consumer Event Report (PCER)</text:p>
      <text:p text:style-name="List_20_Contents">OpenLCB message type sent globally by producers of a particular Event to indicate that it <text:span text:style-name="T6">has</text:span> occurred, so that the corresponding consumers of that Event are notified.</text:p>
      <text:p text:style-name="List_20_Heading">Repeater</text:p>
      <text:p text:style-name="P8">Connects two segments of the same type at the physical layer of the OSI model. It regenerates the received signals and then retransmits the regenerated (or conditioned) signals on the other segment. It has no knowledge of the information transferred. It is usually used to connect two like segments, e.g. two CAN segments, to allow more nodes to be attach to the combined segments as <text:soft-page-break/>if they were one. <text:s/>They can be used to overcome physical limitations of a segment, such as maximum number of nodes, or segment length. <text:s/></text:p>
      <text:p text:style-name="List_20_Heading">Router</text:p>
      <text:p text:style-name="P7">Routers work at the Network layer of the OSI model, meaning that they can route frames across multiple segments based <text:s/>on only the information contained in messages. They do not have knowledge about protocols of (higher) transport layers. Routers are usually used in complex network situations because they provide better traffic management than bridges, such as traffic filtering, and do not pass broadcast traffic. Routers can share status and routing information with one another, and can use this information to bypass slow or malfunctioning segments. <text:s/></text:p>
      <text:p text:style-name="List_20_Heading">Source Node ID (SID)</text:p>
      <text:p text:style-name="List_20_Contents">The Node ID of the node which originated a specific message. </text:p>
      <text:p text:style-name="List_20_Heading">Segment</text:p>
      <text:p text:style-name="P8">Subset of an overall OpenLCB installation which uses a specific wire protocol. <text:s text:c="2"/>A segment never spans over Bridges, Gateways, Repeaters or Routers.</text:p>
      <text:p text:style-name="List_20_Heading">Simple Node</text:p>
      <text:p text:style-name="List_20_Contents">A “simple node” is typically an individual board with a small processor on it which is acting a as leaf node in an OpenLCB network. A simple node doesn't initiate complex communications with <text:span text:style-name="T6">other nodes, but may be the target of <text:s/>configuration operations, for example.</text:span></text:p>
      <text:p text:style-name="List_20_Heading">Stream</text:p>
      <text:p text:style-name="List_20_Contents">Streams are a method of moving a large number of bytes between two nodes. The streaming protocol defines a way to do this in OpenLCB. <text:s/></text:p>
      <text:p text:style-name="P13">Streaming Protocol</text:p>
      <text:p text:style-name="List_20_Contents">Protocol that defines the messages and interactions to setup a stream transfer, move the data along with the necessary buffer management, and then take down the transfer at the end. <text:s/>Streams are efficient ways to move large amounts of data when the setup and take-down process can be considered a negligible part of the total transfer.</text:p>
      <text:p text:style-name="List_20_Heading">Virtual Node</text:p>
      <text:p text:style-name="List_20_Contents">One of one or more nodes co-resident within a single board or computer. Often a board is a single node, but it's possible for a board or computer to behave on the OpenLCB as if it contained multiple nodes. Those are then referred to as virtual nodes.</text:p>
      <text:p text:style-name="List_20_Heading">Well Known Events</text:p>
      <text:p text:style-name="List_20_Contents">Certain Events are globally defined to have specific meanings. Their Event IDs are documented as part of the event protocol. </text:p>
      <text:p text:style-name="List_20_Heading">Wire protocol</text:p>
      <text:p text:style-name="P11">The version of the OpenLCB common messages, interactions, etc. adapted to a particular transport mechanism. Examples are the wire protocols for CAN bus segments and TCP/IP links. </text:p>
      <text:h text:style-name="P17" text:outline-level="1">CAN Glossary</text:h>
      <text:p text:style-name="List_20_Heading">Alias</text:p>
      <text:p text:style-name="List_20_Contents">See the general definition. <text:s/>On CAN an Alias is a 12-bit mapping of the Node ID. </text:p>
      <text:p text:style-name="List_20_Heading">CAN</text:p>
      <text:p text:style-name="List_20_Contents">Controller Area Network, an ISO-standardized communication network type. The CAN specification includes aspects of the physical- and link-layer definitions for OpenLCB.</text:p>
      <text:p text:style-name="List_20_Heading">Frame</text:p>
      <text:p text:style-name="P12"><text:soft-page-break/>A Frame is packet as it is defined on the CAN bus. It consists of a 11 or 29 bit CAN header, <text:s/>zero through 8 bytes of data, and some additional bits and fields. An OpenLCB message may become one or more frames when transmitted over CAN. Some frames, called Control Frames, are used for link-layer control and do not correspond to any particular OpenLCB message, and are used in the management of Node ID Aliases</text:p>
      <text:p text:style-name="List_20_Heading">OpenLCB-CAN</text:p>
      <text:p text:style-name="List_20_Contents">Short form for “OpenLCB as implemented on a CAN link”. For example, “OpenLCB-CAN message” refers to an OpenLCB message formatted for transmission over a CAN link.</text:p>
      <text:p text:style-name="P16">Segment</text:p>
      <text:p text:style-name="List_20_Contents">See general definition. <text:s/>Note that nodes on a single CAN segment share CAN arbitration and a set of aliases. <text:s text:c="2"/></text:p>
      <text:p text:style-name="P13"/>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Introduction<text:tab/>1</text:p>
          <text:p text:style-name="P21"><text:s/>2 Key Terms<text:tab/>1</text:p>
          <text:p text:style-name="P21"><text:s/>3 General Glossary<text:tab/>1</text:p>
          <text:p text:style-name="P21"><text:s/>4 CAN Glossary<text:tab/>4</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983cm" fo:margin-left="0.466cm" fo:margin-right="0.062cm" table:align="margins" style:writing-mode="lr-tb"/>
    </style:style>
    <style:style style:name="Table1.A" style:family="table-column">
      <style:table-column-properties style:column-width="8.41cm" style:rel-column-width="34485*"/>
    </style:style>
    <style:style style:name="Table1.B" style:family="table-column">
      <style:table-column-properties style:column-width="0.092cm" style:rel-column-width="376*"/>
    </style:style>
    <style:style style:name="Table1.C" style:family="table-column">
      <style:table-column-properties style:column-width="4.389cm" style:rel-column-width="17994*"/>
    </style:style>
    <style:style style:name="Table1.D" style:family="table-column">
      <style:table-column-properties style:column-width="3.092cm" style:rel-column-width="12680*"/>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16pt" style:font-size-asian="16pt" style:font-size-complex="16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Glossary Technical Note</text:p>
      </style:header>
      <style:footer>
        <text:p text:style-name="MP4"><text:span text:style-name="Page_20_Number"><text:span text:style-name="MT2">Copyright 2011-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75" text:date-value="2015-02-08T21:26:43">Feb 8,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288888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span text:style-name="MT3">OpenLCB</text:span>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Glossary</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8T21:26:43">Feb 8, 2015</text:date></text:p>
            </table:table-cell>
            <table:table-cell table:style-name="Table1.C1" office:value-type="string">
              <text:p text:style-name="MP7">For Review</text:p>
            </table:table-cell>
          </table:table-row>
        </table:table>
        <text:p text:style-name="Header"/>
      </style:header>
      <style:footer>
        <text:p text:style-name="MP9"><text:span text:style-name="Page_20_Number"><text:span text:style-name="MT2">Copyright 2011-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2"><text:date style:data-style-name="N75" text:date-value="2015-02-08T21:26:43">Feb 8,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Glossary Technical Note</dc:title>
    <meta:initial-creator>Alex Shepherd</meta:initial-creator>
    <meta:creation-date>2009-01-22T07:11:27</meta:creation-date>
    <meta:editing-cycles>106</meta:editing-cycles>
    <meta:editing-duration>PT15H40M36S</meta:editing-duration>
    <meta:generator>OpenOffice/4.1.1$Unix OpenOffice.org_project/411m6$Build-9775</meta:generator>
    <dc:date>2015-02-08T21:26:43</dc:date>
    <dc:creator>D Harris</dc:creator>
    <meta:keyword>OpenLCB glossary definitions</meta:keyword>
    <dc:subject>Glossary</dc:subject>
    <meta:document-statistic meta:table-count="1" meta:image-count="1" meta:object-count="0" meta:page-count="6" meta:paragraph-count="98" meta:word-count="1913" meta:character-count="11608"/>
    <meta:user-defined meta:name="Info 1"/>
    <meta:user-defined meta:name="Info 2"/>
    <meta:user-defined meta:name="Info 3"/>
    <meta:user-defined meta:name="Info 4"/>
  </office:meta>
</office:document-meta>
</file>